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4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5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center" fo:margin-left="0in"/>
    </style:style>
    <style:style style:name="ce13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0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2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14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48" style:family="table-cell" style:parent-style-name="Default">
      <style:table-cell-properties fo:background-color="#dde8cb" fo:border="0.06pt solid #000000"/>
    </style:style>
    <style:style style:name="ce4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56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4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7d1d5" fo:border="0.06pt solid #000000"/>
    </style:style>
    <style:style style:name="ce158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Default"/>
        <table:table-column table:style-name="co1" table:default-cell-style-name="ce121"/>
        <table:table-column table:style-name="co1" table:number-columns-repeated="2" table:default-cell-style-name="ce122"/>
        <table:table-column table:style-name="co1" table:default-cell-style-name="ce124"/>
        <table:table-column table:style-name="co1" table:number-columns-repeated="2" table:default-cell-style-name="ce125"/>
        <table:table-column table:style-name="co1" table:number-columns-repeated="3" table:default-cell-style-name="ce122"/>
        <table:table-column table:style-name="co1" table:default-cell-style-name="ce111"/>
        <table:table-column table:style-name="co1" table:number-columns-repeated="2" table:default-cell-style-name="ce114"/>
        <table:table-column table:style-name="co1" table:default-cell-style-name="ce111"/>
        <table:table-column table:style-name="co1" table:number-columns-repeated="2" table:default-cell-style-name="ce114"/>
        <table:table-row table:style-name="ro1">
          <table:table-cell table:style-name="ce6" office:value-type="string" calcext:value-type="string" table:number-columns-spanned="2" table:number-rows-spanned="1">
            <text:p>Evaluation</text:p>
          </table:table-cell>
          <table:covered-table-cell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office:value-type="string" calcext:value-type="string">
            <text:p>WRT</text:p>
          </table:table-cell>
          <table:table-cell table:number-columns-repeated="2" table:style-name="ce111" office:value-type="string" calcext:value-type="string">
            <text:p>WRT</text:p>
          </table:table-cell>
          <table:table-cell office:value-type="string" calcext:value-type="string">
            <text:p>WRT</text:p>
          </table:table-cell>
          <table:table-cell table:number-columns-repeated="2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3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table:style-name="ce111"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0.042612" calcext:value-type="float">
            <text:p>0.042612</text:p>
          </table:table-cell>
          <table:table-cell office:value-type="float" office:value="0.043253" calcext:value-type="float">
            <text:p>0.043253</text:p>
          </table:table-cell>
          <table:table-cell office:value-type="float" office:value="0.035134" calcext:value-type="float">
            <text:p>0.035134</text:p>
          </table:table-cell>
          <table:table-cell office:value-type="float" office:value="0.04377" calcext:value-type="float">
            <text:p>0.04377</text:p>
          </table:table-cell>
          <table:table-cell table:number-columns-repeated="2"/>
          <table:table-cell office:value-type="float" office:value="0.079033" calcext:value-type="float">
            <text:p>0.079033</text:p>
          </table:table-cell>
          <table:table-cell table:number-columns-repeated="2"/>
        </table:table-row>
        <table:table-row table:style-name="ro1">
          <table:covered-table-cell table:style-name="ce111"/>
          <table:table-cell table:style-name="ce111"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office:value-type="float" office:value="0.072308" calcext:value-type="float">
            <text:p>0.072308</text:p>
          </table:table-cell>
          <table:table-cell office:value-type="float" office:value="0.046181" calcext:value-type="float">
            <text:p>0.046181</text:p>
          </table:table-cell>
          <table:table-cell office:value-type="float" office:value="0.044546" calcext:value-type="float">
            <text:p>0.044546</text:p>
          </table:table-cell>
          <table:table-cell table:formula="of:=SQRT(0.005552)" office:value-type="float" office:value="0.0745117440407886" calcext:value-type="float">
            <text:p>0.074511744040789</text:p>
          </table:table-cell>
          <table:table-cell table:number-columns-repeated="2"/>
          <table:table-cell table:formula="of:=SQRT(0.058332)" office:value-type="float" office:value="0.241520185491813" calcext:value-type="float">
            <text:p>0.241520185491813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table:style-name="ce111"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041074" calcext:value-type="float">
            <text:p>0.041074</text:p>
          </table:table-cell>
          <table:table-cell office:value-type="float" office:value="0.037638" calcext:value-type="float">
            <text:p>0.037638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float" office:value="0.043776" calcext:value-type="float">
            <text:p>0.043776</text:p>
          </table:table-cell>
          <table:table-cell table:number-columns-repeated="2"/>
        </table:table-row>
        <table:table-row table:style-name="ro1">
          <table:covered-table-cell table:style-name="ce111"/>
          <table:table-cell table:style-name="ce111"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office:value-type="float" office:value="0.072704" calcext:value-type="float">
            <text:p>0.072704</text:p>
          </table:table-cell>
          <table:table-cell office:value-type="float" office:value="0.054102" calcext:value-type="float">
            <text:p>0.054102</text:p>
          </table:table-cell>
          <table:table-cell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number-columns-repeated="2"/>
          <table:table-cell table:formula="of:=SQRT(0.005563)" office:value-type="float" office:value="0.0745855213831746" calcext:value-type="float">
            <text:p>0.074585521383175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table:style-name="ce111"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office:value-type="float" office:value="0.040164" calcext:value-type="float">
            <text:p>0.040164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0.034839" calcext:value-type="float">
            <text:p>0.034839</text:p>
          </table:table-cell>
          <table:table-cell office:value-type="float" office:value="0.041954" calcext:value-type="float">
            <text:p>0.041954</text:p>
          </table:table-cell>
          <table:table-cell table:number-columns-repeated="2"/>
          <table:table-cell office:value-type="float" office:value="0.041937" calcext:value-type="float">
            <text:p>0.041937</text:p>
          </table:table-cell>
          <table:table-cell table:number-columns-repeated="2"/>
        </table:table-row>
        <table:table-row table:style-name="ro1">
          <table:covered-table-cell table:style-name="ce111"/>
          <table:table-cell table:style-name="ce111"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0.043057" calcext:value-type="float">
            <text:p>0.043057</text:p>
          </table:table-cell>
          <table:table-cell table:formula="of:=SQRT(0.003419)" office:value-type="float" office:value="0.0584722156241749" calcext:value-type="float">
            <text:p>0.058472215624175</text:p>
          </table:table-cell>
          <table:table-cell table:number-columns-repeated="2"/>
          <table:table-cell table:formula="of:=SQRT(0.003415)" office:value-type="float" office:value="0.0584380013347479" calcext:value-type="float">
            <text:p>0.058438001334748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6" table:number-columns-spanned="3" table:number-rows-spanned="1"/>
          <table:covered-table-cell table:number-columns-repeated="2" table:style-name="Default"/>
          <table:table-cell table:style-name="ce11" office:value-type="string" calcext:value-type="string" table:number-columns-spanned="3" table:number-rows-spanned="1">
            <text:p>no regularization</text:p>
          </table:table-cell>
          <table:covered-table-cell table:style-name="ce6"/>
          <table:covered-table-cell table:style-name="Default"/>
          <table:table-cell table:style-name="ce6" table:number-columns-spanned="3" table:number-rows-spanned="1"/>
          <table:covered-table-cell table:number-columns-repeated="2" table:style-name="Default"/>
          <table:table-cell table:style-name="ce11" office:value-type="string" calcext:value-type="string" table:number-columns-spanned="3" table:number-rows-spanned="1">
            <text:p>With regularization =0.01</text:p>
          </table:table-cell>
          <table:covered-table-cell table:style-name="ce6"/>
          <table:covered-table-cell table:style-name="Default"/>
          <table:table-cell table:style-name="ce11" office:value-type="string" calcext:value-type="string" table:number-columns-spanned="3" table:number-rows-spanned="1">
            <text:p>With regularization = 0.001</text:p>
          </table:table-cell>
          <table:covered-table-cell table:style-name="ce6"/>
          <table:covered-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 calcext:value-type="string">
            <text:p>Hyperparameters</text:p>
          </table:table-cell>
          <table:table-cell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</table:table>
      <table:table table:name="Summary2" table:style-name="ta1">
        <table:table-column table:style-name="co1" table:default-cell-style-name="ce126"/>
        <table:table-column table:style-name="co1" table:number-columns-repeated="3" table:default-cell-style-name="Default"/>
        <table:table-column table:style-name="co8" table:default-cell-style-name="ce146"/>
        <table:table-column table:style-name="co1" table:default-cell-style-name="Default"/>
        <table:table-row table:style-name="ro1">
          <table:table-cell table:style-name="ce7" table:number-columns-spanned="1" table:number-rows-spanned="2"/>
          <table:table-cell table:style-name="ce19" office:value-type="string" calcext:value-type="string" table:number-columns-spanned="5" table:number-rows-spanned="1">
            <text:p>WOFT</text:p>
          </table:table-cell>
          <table:covered-table-cell table:number-columns-repeated="2" table:style-name="ce30"/>
          <table:covered-table-cell table:style-name="ce37"/>
          <table:covered-table-cell/>
        </table:table-row>
        <table:table-row table:style-name="ro1">
          <table:covered-table-cell table:style-name="ce111"/>
          <table:table-cell table:style-name="ce128" office:value-type="string" calcext:value-type="string">
            <text:p>XGBOOST</text:p>
          </table:table-cell>
          <table:table-cell table:style-name="ce128" office:value-type="string" calcext:value-type="string">
            <text:p>GP</text:p>
          </table:table-cell>
          <table:table-cell table:style-name="ce128" office:value-type="string" calcext:value-type="string">
            <text:p>RESNET</text:p>
          </table:table-cell>
          <table:table-cell table:style-name="ce145" office:value-type="string" calcext:value-type="string">
            <text:p>VRADA-S</text:p>
          </table:table-cell>
          <table:table-cell table:style-name="ce145" office:value-type="string" calcext:value-type="string">
            <text:p>VRADA-C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57" office:value-type="float" office:value="0.043028" calcext:value-type="float">
            <text:p>0.043028</text:p>
          </table:table-cell>
          <table:table-cell table:style-name="ce139" office:value-type="string" calcext:value-type="string">
            <text:p>-</text:p>
          </table:table-cell>
          <table:table-cell table:style-name="ce130" office:value-type="float" office:value="0.051254" calcext:value-type="float">
            <text:p>0.051254</text:p>
          </table:table-cell>
          <table:table-cell office:value-type="float" office:value="0.043168" calcext:value-type="float">
            <text:p>0.043168</text:p>
          </table:table-cell>
          <table:table-cell table:style-name="ce145" office:value-type="float" office:value="0.042705" calcext:value-type="float">
            <text:p>0.04270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style-name="ce130" office:value-type="float" office:value="0.076297" calcext:value-type="float">
            <text:p>0.076297</text:p>
          </table:table-cell>
          <table:table-cell table:style-name="ce139" office:value-type="string" calcext:value-type="string">
            <text:p>-</text:p>
          </table:table-cell>
          <table:table-cell table:style-name="ce129" office:value-type="float" office:value="0.05763" calcext:value-type="float">
            <text:p>0.057630</text:p>
          </table:table-cell>
          <table:table-cell office:value-type="float" office:value="0.084135333333333" calcext:value-type="float">
            <text:p>0.084135</text:p>
          </table:table-cell>
          <table:table-cell table:style-name="ce146" office:value-type="float" office:value="0.081985" calcext:value-type="float">
            <text:p>0.081985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145" office:value-type="float" office:value="0.002594" calcext:value-type="float">
            <text:p>0.002594</text:p>
          </table:table-cell>
          <table:table-cell table:style-name="ce139" office:value-type="string" calcext:value-type="string">
            <text:p>-</text:p>
          </table:table-cell>
          <table:table-cell table:style-name="ce130"/>
          <table:table-cell office:value-type="float" office:value="0.003056" calcext:value-type="float">
            <text:p>0.003056</text:p>
          </table:table-cell>
          <table:table-cell table:style-name="ce146" office:value-type="float" office:value="0.003013" calcext:value-type="float">
            <text:p>0.003013</text:p>
          </table:table-cell>
        </table:table-row>
        <table:table-row table:style-name="ro1">
          <table:table-cell table:style-name="Default"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54442" calcext:value-type="float">
            <text:p>0.054442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7" table:number-columns-spanned="1" table:number-rows-spanned="2"/>
          <table:table-cell table:style-name="ce24" office:value-type="string" calcext:value-type="string" table:number-columns-spanned="5" table:number-rows-spanned="1">
            <text:p>50-50</text:p>
          </table:table-cell>
          <table:covered-table-cell table:number-columns-repeated="2" table:style-name="ce25"/>
          <table:covered-table-cell table:style-name="Default"/>
          <table:covered-table-cell/>
        </table:table-row>
        <table:table-row table:style-name="ro1">
          <table:covered-table-cell table:style-name="ce111"/>
          <table:table-cell table:style-name="ce25" office:value-type="string" calcext:value-type="string">
            <text:p>XGBOOST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RESNET</text:p>
          </table:table-cell>
          <table:table-cell table:style-name="ce25" office:value-type="string" calcext:value-type="string">
            <text:p>VRADA-S</text:p>
          </table:table-cell>
          <table:table-cell table:style-name="ce25" office:value-type="string" calcext:value-type="string">
            <text:p>VRADA-C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34" office:value-type="float" office:value="0.0463201" calcext:value-type="float">
            <text:p>0.0463201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41743" calcext:value-type="float">
            <text:p>0.041743</text:p>
          </table:table-cell>
          <table:table-cell table:style-name="ce148"/>
          <table:table-cell table:style-name="ce121" office:value-type="float" office:value="0.048151" calcext:value-type="float">
            <text:p>0.048151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style-name="ce134" office:value-type="float" office:value="0.0600014" calcext:value-type="float">
            <text:p>0.0600014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43528333333333" calcext:value-type="float">
            <text:p>0.043528</text:p>
          </table:table-cell>
          <table:table-cell table:style-name="ce148"/>
          <table:table-cell table:style-name="ce156" office:value-type="float" office:value="0.06027" calcext:value-type="float">
            <text:p>0.06027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134" office:value-type="float" office:value="0.00389099067476933" calcext:value-type="float">
            <text:p>0.0038910</text:p>
          </table:table-cell>
          <table:table-cell table:style-name="ce121" office:value-type="string" calcext:value-type="string">
            <text:p>-</text:p>
          </table:table-cell>
          <table:table-cell table:style-name="ce142"/>
          <table:table-cell table:style-name="ce148"/>
          <table:table-cell table:style-name="ce121" office:value-type="float" office:value="0.005252" calcext:value-type="float">
            <text:p>0.005252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7" table:number-columns-spanned="1" table:number-rows-spanned="2"/>
          <table:table-cell table:style-name="ce27" office:value-type="string" calcext:value-type="string" table:number-columns-spanned="5" table:number-rows-spanned="1">
            <text:p>WFT</text:p>
          </table:table-cell>
          <table:covered-table-cell table:number-columns-repeated="2" table:style-name="ce28"/>
          <table:covered-table-cell table:style-name="Default"/>
          <table:covered-table-cell/>
        </table:table-row>
        <table:table-row table:style-name="ro1">
          <table:covered-table-cell table:style-name="ce111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style-name="ce28" office:value-type="string" calcext:value-type="string">
            <text:p>VRADA-S</text:p>
          </table:table-cell>
          <table:table-cell table:style-name="ce28" office:value-type="string" calcext:value-type="string">
            <text:p>VRADA-C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37" office:value-type="string" calcext:value-type="string">
            <text:p>-</text:p>
          </table:table-cell>
          <table:table-cell table:style-name="ce140" office:value-type="float" office:value="0.0491265" calcext:value-type="float">
            <text:p>0.049127</text:p>
          </table:table-cell>
          <table:table-cell table:style-name="ce141" office:value-type="float" office:value="0.048736333333333" calcext:value-type="float">
            <text:p>0.048736</text:p>
          </table:table-cell>
          <table:table-cell table:style-name="ce40" office:value-type="float" office:value="0.042296666666667" calcext:value-type="float">
            <text:p>0.042297</text:p>
          </table:table-cell>
          <table:table-cell table:style-name="ce28" office:value-type="float" office:value="0.041929" calcext:value-type="float">
            <text:p>0.04192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style-name="ce137" office:value-type="string" calcext:value-type="string">
            <text:p>-</text:p>
          </table:table-cell>
          <table:table-cell table:style-name="ce140" office:value-type="float" office:value="0.1182333" calcext:value-type="float">
            <text:p>0.118233</text:p>
          </table:table-cell>
          <table:table-cell table:style-name="ce143" office:value-type="float" office:value="0.060651666666667" calcext:value-type="float">
            <text:p>0.060652</text:p>
          </table:table-cell>
          <table:table-cell table:style-name="ce150" office:value-type="float" office:value="0.082388333333333" calcext:value-type="float">
            <text:p>0.082388</text:p>
          </table:table-cell>
          <table:table-cell table:style-name="ce42" office:value-type="float" office:value="0.080658" calcext:value-type="float">
            <text:p>0.080658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137" office:value-type="string" calcext:value-type="string">
            <text:p>-</text:p>
          </table:table-cell>
          <table:table-cell table:style-name="ce141" office:value-type="float" office:value="0.203649" calcext:value-type="float">
            <text:p>0.203649</text:p>
          </table:table-cell>
          <table:table-cell table:style-name="ce140"/>
          <table:table-cell table:style-name="ce42" office:value-type="float" office:value="0.003227" calcext:value-type="float">
            <text:p>0.003227</text:p>
          </table:table-cell>
          <table:table-cell table:style-name="ce149" office:value-type="float" office:value="0.003147666666667" calcext:value-type="float">
            <text:p>0.003148</text:p>
          </table:table-cell>
        </table:table-row>
        <table:table-row table:style-name="ro1">
          <table:table-cell table:style-name="Default"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54694" calcext:value-type="float">
            <text:p>0.054694</text:p>
          </table:table-cell>
          <table:table-cell table:style-name="ce115" table:formula="of:=AVERAGE([.E17:.E19])" office:value-type="float" office:value="0.0426373333333333" calcext:value-type="float">
            <text:p>0.042637333333333</text:p>
          </table:table-cell>
          <table:table-cell table:style-name="ce115" table:formula="of:=AVERAGE([.F17:.F19])" office:value-type="float" office:value="0.0419115555555557" calcext:value-type="float">
            <text:p>0.041911555555556</text:p>
          </table:table-cell>
        </table:table-row>
      </table:table>
      <table:table table:name="Summary" table:style-name="ta1">
        <table:table-column table:style-name="co1" table:default-cell-style-name="ce126"/>
        <table:table-column table:style-name="co1" table:default-cell-style-name="ce45"/>
        <table:table-column table:style-name="co1" table:default-cell-style-name="Default"/>
        <table:table-column table:style-name="co1" table:default-cell-style-name="ce139"/>
        <table:table-column table:style-name="co1" table:default-cell-style-name="ce130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53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39"/>
          <table:table-cell table:style-name="ce132" office:value-type="string" calcext:value-type="string" table:number-columns-spanned="3" table:number-rows-spanned="1">
            <text:p>50-50</text:p>
          </table:table-cell>
          <table:covered-table-cell table:number-columns-repeated="2" table:style-name="ce25"/>
          <table:table-cell table:style-name="ce135" office:value-type="string" calcext:value-type="string" table:number-columns-spanned="3" table:number-rows-spanned="1">
            <text:p>WFT</text:p>
          </table:table-cell>
          <table:covered-table-cell table:number-columns-repeated="2" table:style-name="ce28"/>
          <table:table-cell table:style-name="ce13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25"/>
          <table:table-cell table:style-name="ce153" office:value-type="string" calcext:value-type="string" table:number-columns-spanned="3" table:number-rows-spanned="1">
            <text:p>WOFT</text:p>
          </table:table-cell>
          <table:covered-table-cell table:number-columns-repeated="2" table:style-name="ce139"/>
        </table:table-row>
        <table:table-row table:style-name="ro2">
          <table:table-cell table:style-name="ce111" table:number-columns-repeated="2"/>
          <table:table-cell table:style-name="ce128" office:value-type="string" calcext:value-type="string">
            <text:p>XGBOOST</text:p>
          </table:table-cell>
          <table:table-cell table:style-name="ce128" office:value-type="string" calcext:value-type="string">
            <text:p>GP</text:p>
          </table:table-cell>
          <table:table-cell table:style-name="ce128" office:value-type="string" calcext:value-type="string">
            <text:p>RESNET</text:p>
          </table:table-cell>
          <table:table-cell table:style-name="ce25" office:value-type="string" calcext:value-type="string">
            <text:p>XGBOOST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RESNET</text:p>
          </table:table-cell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143" office:value-type="string" calcext:value-type="string">
            <text:p>RESNET</text:p>
          </table:table-cell>
          <table:table-cell table:style-name="ce25" office:value-type="string" calcext:value-type="string">
            <text:p>XGBOOST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RESNET</text:p>
          </table:table-cell>
          <table:table-cell table:style-name="ce128" office:value-type="string" calcext:value-type="string">
            <text:p>VRADA-S(1)</text:p>
          </table:table-cell>
          <table:table-cell table:style-name="ce128" office:value-type="string" calcext:value-type="string">
            <text:p>VRADA-C(1)</text:p>
          </table:table-cell>
          <table:table-cell table:style-name="ce128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29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34" office:value-type="float" office:value="0.0463201" calcext:value-type="float">
            <text:p>0.0463201</text:p>
          </table:table-cell>
          <table:table-cell table:style-name="ce148"/>
          <table:table-cell table:style-name="ce142" office:value-type="float" office:value="0.041743" calcext:value-type="float">
            <text:p>0.041743</text:p>
          </table:table-cell>
          <table:table-cell table:style-name="ce151"/>
          <table:table-cell table:style-name="ce140" office:value-type="float" office:value="0.0491265" calcext:value-type="float">
            <text:p>0.049127</text:p>
          </table:table-cell>
          <table:table-cell table:style-name="ce140" office:value-type="float" office:value="0.048736333333333" calcext:value-type="float">
            <text:p>0.048736</text:p>
          </table:table-cell>
          <table:table-cell table:style-name="ce134" office:value-type="float" office:value="0.0417605" calcext:value-type="float">
            <text:p>0.0417605</text:p>
          </table:table-cell>
          <table:table-cell table:style-name="ce148"/>
          <table:table-cell table:style-name="ce142" office:value-type="float" office:value="0.041743" calcext:value-type="float">
            <text:p>0.041743</text:p>
          </table:table-cell>
          <table:table-cell/>
          <table:table-cell table:style-name="ce139"/>
          <table:table-cell table:style-name="ce130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29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34" table:formula="of:=SQRT(0.0049937)" office:value-type="float" office:value="0.0706661163500585" calcext:value-type="float">
            <text:p>0.0706661</text:p>
          </table:table-cell>
          <table:table-cell table:style-name="ce148"/>
          <table:table-cell table:style-name="ce156" office:value-type="float" office:value="0.071891" calcext:value-type="float">
            <text:p>0.071891</text:p>
          </table:table-cell>
          <table:table-cell table:style-name="ce151"/>
          <table:table-cell table:style-name="ce140" table:formula="of:=SQRT(0.0044901)" office:value-type="float" office:value="0.0670082084523978" calcext:value-type="float">
            <text:p>0.067008</text:p>
          </table:table-cell>
          <table:table-cell table:style-name="ce140" office:value-type="float" office:value="0.088776641218936" calcext:value-type="float">
            <text:p>0.088777</text:p>
          </table:table-cell>
          <table:table-cell table:style-name="ce134" table:formula="of:=SQRT(0.00463304250722886)" office:value-type="float" office:value="0.0680664565496755" calcext:value-type="float">
            <text:p>0.0680665</text:p>
          </table:table-cell>
          <table:table-cell table:style-name="ce148"/>
          <table:table-cell table:style-name="ce156" office:value-type="float" office:value="0.071891" calcext:value-type="float">
            <text:p>0.071891</text:p>
          </table:table-cell>
          <table:table-cell table:style-name="ce129"/>
          <table:table-cell table:style-name="ce139"/>
          <table:table-cell table:style-name="ce13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29" office:value-type="float" office:value="0.05763" calcext:value-type="float">
            <text:p>0.057630</text:p>
          </table:table-cell>
          <table:table-cell table:style-name="ce134" office:value-type="float" office:value="0.0600014" calcext:value-type="float">
            <text:p>0.0600014</text:p>
          </table:table-cell>
          <table:table-cell table:style-name="ce148"/>
          <table:table-cell table:style-name="ce142" office:value-type="float" office:value="0.043528333333333" calcext:value-type="float">
            <text:p>0.043528</text:p>
          </table:table-cell>
          <table:table-cell table:style-name="ce137"/>
          <table:table-cell table:style-name="ce140" office:value-type="float" office:value="0.1182333" calcext:value-type="float">
            <text:p>0.118233</text:p>
          </table:table-cell>
          <table:table-cell table:style-name="ce140" office:value-type="float" office:value="0.060651666666667" calcext:value-type="float">
            <text:p>0.060652</text:p>
          </table:table-cell>
          <table:table-cell table:style-name="ce134" office:value-type="float" office:value="0.1025562" calcext:value-type="float">
            <text:p>0.1025562</text:p>
          </table:table-cell>
          <table:table-cell table:style-name="ce148"/>
          <table:table-cell table:style-name="ce142" office:value-type="float" office:value="0.043528333333333" calcext:value-type="float">
            <text:p>0.043528</text:p>
          </table:table-cell>
          <table:table-cell table:style-name="ce157"/>
          <table:table-cell table:style-name="ce139"/>
          <table:table-cell table:style-name="ce129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29" office:value-type="float" office:value="0.083713333333333" calcext:value-type="float">
            <text:p>0.083713</text:p>
          </table:table-cell>
          <table:table-cell table:style-name="ce134" table:formula="of:=SQRT(0.0050925)" office:value-type="float" office:value="0.0713617544627373" calcext:value-type="float">
            <text:p>0.0713618</text:p>
          </table:table-cell>
          <table:table-cell table:style-name="ce121"/>
          <table:table-cell table:style-name="ce142" office:value-type="float" office:value="0.053870666666667" calcext:value-type="float">
            <text:p>0.053871</text:p>
          </table:table-cell>
          <table:table-cell table:style-name="ce137"/>
          <table:table-cell table:style-name="ce140" table:formula="of:=SQRT(0.0270737)" office:value-type="float" office:value="0.164540876380309" calcext:value-type="float">
            <text:p>0.164541</text:p>
          </table:table-cell>
          <table:table-cell table:style-name="ce140" office:value-type="float" office:value="0.163144082124115" calcext:value-type="float">
            <text:p>0.163144</text:p>
          </table:table-cell>
          <table:table-cell table:style-name="ce134" table:formula="of:=SQRT(0.0146022531814846)" office:value-type="float" office:value="0.12083978310757" calcext:value-type="float">
            <text:p>0.1208398</text:p>
          </table:table-cell>
          <table:table-cell table:style-name="ce121"/>
          <table:table-cell table:style-name="ce142" office:value-type="float" office:value="0.053870666666667" calcext:value-type="float">
            <text:p>0.053871</text:p>
          </table:table-cell>
          <table:table-cell table:style-name="ce130"/>
          <table:table-cell table:style-name="ce139"/>
          <table:table-cell table:style-name="ce129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54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34" office:value-type="float" office:value="0.0616114" calcext:value-type="float">
            <text:p>0.0616114</text:p>
          </table:table-cell>
          <table:table-cell table:style-name="ce121"/>
          <table:table-cell table:style-name="ce142" office:value-type="float" office:value="0.035870333333333" calcext:value-type="float">
            <text:p>0.035870</text:p>
          </table:table-cell>
          <table:table-cell table:style-name="ce137"/>
          <table:table-cell table:style-name="ce140" office:value-type="float" office:value="0.012753" calcext:value-type="float">
            <text:p>0.012753</text:p>
          </table:table-cell>
          <table:table-cell table:style-name="ce140" office:value-type="float" office:value="0.0367" calcext:value-type="float">
            <text:p>0.036700</text:p>
          </table:table-cell>
          <table:table-cell table:style-name="ce134" office:value-type="float" office:value="0.237677286162663" calcext:value-type="float">
            <text:p>0.2376773</text:p>
          </table:table-cell>
          <table:table-cell table:style-name="ce121"/>
          <table:table-cell table:style-name="ce142" office:value-type="float" office:value="0.035870333333333" calcext:value-type="float">
            <text:p>0.035870</text:p>
          </table:table-cell>
          <table:table-cell table:style-name="ce154"/>
          <table:table-cell table:style-name="ce139"/>
          <table:table-cell table:style-name="ce130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55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34" table:formula="of:=SQRT(0.0060736)" office:value-type="float" office:value="0.0779333048189283" calcext:value-type="float">
            <text:p>0.0779333</text:p>
          </table:table-cell>
          <table:table-cell table:style-name="ce121"/>
          <table:table-cell table:style-name="ce142" office:value-type="float" office:value="0.044961666666667" calcext:value-type="float">
            <text:p>0.044962</text:p>
          </table:table-cell>
          <table:table-cell table:style-name="ce137"/>
          <table:table-cell table:style-name="ce140" table:formula="of:=SQRT(0.0022981)" office:value-type="float" office:value="0.047938502271139" calcext:value-type="float">
            <text:p>0.047939</text:p>
          </table:table-cell>
          <table:table-cell table:style-name="ce140" office:value-type="float" office:value="0.056699740932214" calcext:value-type="float">
            <text:p>0.056700</text:p>
          </table:table-cell>
          <table:table-cell table:style-name="ce134" table:formula="of:=SQRT(0.0741558515244767)" office:value-type="float" office:value="0.272315720303615" calcext:value-type="float">
            <text:p>0.2723157</text:p>
          </table:table-cell>
          <table:table-cell table:style-name="ce121"/>
          <table:table-cell table:style-name="ce142" office:value-type="float" office:value="0.044961666666667" calcext:value-type="float">
            <text:p>0.044962</text:p>
          </table:table-cell>
          <table:table-cell table:style-name="ce155"/>
          <table:table-cell table:style-name="ce139"/>
          <table:table-cell table:style-name="ce13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53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39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28" office:value-type="string" calcext:value-type="string">
            <text:p>XGBOOST</text:p>
          </table:table-cell>
          <table:table-cell table:style-name="ce128" office:value-type="string" calcext:value-type="string">
            <text:p>GP</text:p>
          </table:table-cell>
          <table:table-cell table:style-name="ce128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29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29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29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29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54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55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32" office:value-type="string" calcext:value-type="string" table:number-columns-spanned="3" table:number-rows-spanned="1">
            <text:p>50-50</text:p>
          </table:table-cell>
          <table:covered-table-cell table:number-columns-repeated="2" table:style-name="ce25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25" office:value-type="string" calcext:value-type="string">
            <text:p>XGBOOST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34" office:value-type="float" office:value="0.0463201" calcext:value-type="float">
            <text:p>0.0463201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4" table:formula="of:=SQRT(0.0049937)" office:value-type="float" office:value="0.0706661163500585" calcext:value-type="float">
            <text:p>0.0706661</text:p>
          </table:table-cell>
          <table:table-cell table:style-name="ce121" office:value-type="string" calcext:value-type="string">
            <text:p>-</text:p>
          </table:table-cell>
          <table:table-cell table:style-name="ce156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34" office:value-type="float" office:value="0.0600014" calcext:value-type="float">
            <text:p>0.0600014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4" table:formula="of:=SQRT(0.0050925)" office:value-type="float" office:value="0.0713617544627373" calcext:value-type="float">
            <text:p>0.0713618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34" office:value-type="float" office:value="0.0616114" calcext:value-type="float">
            <text:p>0.0616114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4" table:formula="of:=SQRT(0.0060736)" office:value-type="float" office:value="0.0779333048189283" calcext:value-type="float">
            <text:p>0.0779333</text:p>
          </table:table-cell>
          <table:table-cell table:style-name="ce121" office:value-type="string" calcext:value-type="string">
            <text:p>-</text:p>
          </table:table-cell>
          <table:table-cell table:style-name="ce142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35" office:value-type="string" calcext:value-type="string" table:number-columns-spanned="3" table:number-rows-spanned="1">
            <text:p>WFT</text:p>
          </table:table-cell>
          <table:covered-table-cell table:number-columns-repeated="2" table:style-name="ce28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37" office:value-type="string" calcext:value-type="string">
            <text:p>-</text:p>
          </table:table-cell>
          <table:table-cell table:style-name="ce140" office:value-type="float" office:value="0.0491265" calcext:value-type="float">
            <text:p>0.049127</text:p>
          </table:table-cell>
          <table:table-cell table:style-name="ce143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7" office:value-type="string" calcext:value-type="string">
            <text:p>-</text:p>
          </table:table-cell>
          <table:table-cell table:style-name="ce143" table:formula="of:=SQRT(0.0044901)" office:value-type="float" office:value="0.0670082084523978" calcext:value-type="float">
            <text:p>0.067008</text:p>
          </table:table-cell>
          <table:table-cell table:style-name="ce140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37" office:value-type="string" calcext:value-type="string">
            <text:p>-</text:p>
          </table:table-cell>
          <table:table-cell table:style-name="ce140" office:value-type="float" office:value="0.1182333" calcext:value-type="float">
            <text:p>0.118233</text:p>
          </table:table-cell>
          <table:table-cell table:style-name="ce143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7" office:value-type="string" calcext:value-type="string">
            <text:p>-</text:p>
          </table:table-cell>
          <table:table-cell table:style-name="ce140" table:formula="of:=SQRT(0.0270737)" office:value-type="float" office:value="0.164540876380309" calcext:value-type="float">
            <text:p>0.164541</text:p>
          </table:table-cell>
          <table:table-cell table:style-name="ce143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37" office:value-type="string" calcext:value-type="string">
            <text:p>-</text:p>
          </table:table-cell>
          <table:table-cell table:style-name="ce143" office:value-type="float" office:value="0.012753" calcext:value-type="float">
            <text:p>0.012753</text:p>
          </table:table-cell>
          <table:table-cell table:style-name="ce140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137" office:value-type="string" calcext:value-type="string">
            <text:p>-</text:p>
          </table:table-cell>
          <table:table-cell table:style-name="ce143" table:formula="of:=SQRT(0.0022981)" office:value-type="float" office:value="0.047938502271139" calcext:value-type="float">
            <text:p>0.047939</text:p>
          </table:table-cell>
          <table:table-cell table:style-name="ce140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"/>
        <table:table-column table:style-name="co1" table:default-cell-style-name="ce111"/>
        <table:table-column table:style-name="co10" table:default-cell-style-name="ce121"/>
        <table:table-column table:style-name="co1" table:number-columns-repeated="2" table:default-cell-style-name="ce122"/>
        <table:table-column table:style-name="co1" table:default-cell-style-name="ce124"/>
        <table:table-column table:style-name="co1" table:number-columns-repeated="2" table:default-cell-style-name="ce125"/>
        <table:table-column table:style-name="co1" table:number-columns-repeated="3" table:default-cell-style-name="ce122"/>
        <table:table-row table:style-name="ro1">
          <table:table-cell table:style-name="ce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3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92" calcext:value-type="float">
            <text:p>0.041692</text:p>
          </table:table-cell>
          <table:table-cell office:value-type="float" office:value="0.084802" calcext:value-type="float">
            <text:p>0.084802</text:p>
          </table:table-cell>
          <table:table-cell office:value-type="float" office:value="0.003072" calcext:value-type="float">
            <text:p>0.003072</text:p>
          </table:table-cell>
          <table:table-cell table:number-columns-repeated="3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56" calcext:value-type="float">
            <text:p>0.042456</text:p>
          </table:table-cell>
          <table:table-cell office:value-type="float" office:value="0.081161" calcext:value-type="float">
            <text:p>0.081161</text:p>
          </table:table-cell>
          <table:table-cell office:value-type="float" office:value="0.003602" calcext:value-type="float">
            <text:p>0.003602</text:p>
          </table:table-cell>
          <table:table-cell table:number-columns-repeated="3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/>
          <table:table-cell table:style-name="ce148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1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2" calcext:value-type="float">
            <text:p>0.042742</text:p>
          </table:table-cell>
          <table:table-cell office:value-type="float" office:value="0.081202" calcext:value-type="float">
            <text:p>0.081202</text:p>
          </table:table-cell>
          <table:table-cell office:value-type="float" office:value="0.003007" calcext:value-type="float">
            <text:p>0.003007</text:p>
          </table:table-cell>
          <table:table-cell table:number-columns-repeated="3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58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58" table:formula="of:=AVERAGE([.E3];[.E5];[.E7])" office:value-type="float" office:value="0.00305566666666667" calcext:value-type="float">
            <text:p>0.003056</text:p>
          </table:table-cell>
          <table:table-cell table:style-name="ce10" table:formula="of:=AVERAGE([.F3];[.F5];[.F7])" office:value-type="float" office:value="0.0422966666666667" calcext:value-type="float">
            <text:p>0.042296666666667</text:p>
          </table:table-cell>
          <table:table-cell table:style-name="ce10" table:formula="of:=AVERAGE([.G3];[.G5];[.G7])" office:value-type="float" office:value="0.0823883333333333" calcext:value-type="float">
            <text:p>0.082388333333333</text:p>
          </table:table-cell>
          <table:table-cell table:style-name="ce10" table:formula="of:=AVERAGE([.H3];[.H5];[.H7])" office:value-type="float" office:value="0.003227" calcext:value-type="float">
            <text:p>0.003227</text:p>
          </table:table-cell>
          <table:table-cell table:style-name="ce10" table:formula="of:=AVERAGE([.I3];[.I5];[.I7])" office:value-type="string" office:string-value="" calcext:value-type="error">
            <text:p>#DIV/0!</text:p>
          </table:table-cell>
          <table:table-cell table:style-name="ce10" table:formula="of:=AVERAGE([.J3];[.J5];[.J7])" office:value-type="string" office:string-value="" calcext:value-type="error">
            <text:p>#DIV/0!</text:p>
          </table:table-cell>
          <table:table-cell table:style-name="ce10" table:formula="of:=AVERAGE([.K3];[.K5];[.K7])" office:value-type="string" office:string-value="" calcext:value-type="error">
            <text:p>#DIV/0!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string" office:string-value="" calcext:value-type="error">
            <text:p>#DIV/0!</text:p>
          </table:table-cell>
          <table:table-cell table:style-name="ce10" table:formula="of:=AVERAGE([.G4];[.G6];[.G8])" office:value-type="string" office:string-value="" calcext:value-type="error">
            <text:p>#DIV/0!</text:p>
          </table:table-cell>
          <table:table-cell table:style-name="ce10" table:formula="of:=AVERAGE([.H4];[.H6];[.H8])" office:value-type="string" office:string-value="" calcext:value-type="error">
            <text:p>#DIV/0!</text:p>
          </table:table-cell>
          <table:table-cell table:style-name="ce10" table:formula="of:=AVERAGE([.I4];[.I6];[.I8])" office:value-type="string" office:string-value="" calcext:value-type="error">
            <text:p>#DIV/0!</text:p>
          </table:table-cell>
          <table:table-cell table:style-name="ce10" table:formula="of:=AVERAGE([.J4];[.J6];[.J8])" office:value-type="string" office:string-value="" calcext:value-type="error">
            <text:p>#DIV/0!</text:p>
          </table:table-cell>
          <table:table-cell table:style-name="ce10" table:formula="of:=AVERAGE([.K4];[.K6];[.K8])" office:value-type="string" office:string-value="" calcext:value-type="error">
            <text:p>#DIV/0!</text:p>
          </table:table-cell>
        </table:table-row>
        <table:table-row table:style-name="ro1">
          <table:table-cell table:style-name="ce11"/>
          <table:table-cell table:style-name="Default"/>
          <table:table-cell table:style-name="ce6" table:number-columns-spanned="3" table:number-rows-spanned="1"/>
          <table:covered-table-cell table:number-columns-repeated="2" table:style-name="Default"/>
          <table:table-cell table:style-name="ce11" office:value-type="string" calcext:value-type="string" table:number-columns-spanned="3" table:number-rows-spanned="1">
            <text:p>no regularization</text:p>
          </table:table-cell>
          <table:covered-table-cell table:style-name="ce6"/>
          <table:covered-table-cell table:style-name="Default"/>
          <table:table-cell table:style-name="ce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3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54" office:value-type="float" office:value="0.041703" calcext:value-type="float">
            <text:p>0.041703</text:p>
          </table:table-cell>
          <table:table-cell office:value-type="float" office:value="0.084108" calcext:value-type="float">
            <text:p>0.084108</text:p>
          </table:table-cell>
          <table:table-cell office:value-type="float" office:value="0.00325" calcext:value-type="float">
            <text:p>0.003250</text:p>
          </table:table-cell>
          <table:table-cell office:value-type="float" office:value="0.047819" calcext:value-type="float">
            <text:p>0.047819</text:p>
          </table:table-cell>
          <table:table-cell office:value-type="float" office:value="0.056385" calcext:value-type="float">
            <text:p>0.056385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83" calcext:value-type="float">
            <text:p>0.042383</text:p>
          </table:table-cell>
          <table:table-cell office:value-type="float" office:value="0.079085" calcext:value-type="float">
            <text:p>0.079085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48762" calcext:value-type="float">
            <text:p>0.048762</text:p>
          </table:table-cell>
          <table:table-cell office:value-type="float" office:value="0.061662" calcext:value-type="float">
            <text:p>0.061662</text:p>
          </table:table-cell>
          <table:table-cell office:value-type="float" office:value="0.005105" calcext:value-type="float">
            <text:p>0.005105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701" calcext:value-type="float">
            <text:p>0.041701</text:p>
          </table:table-cell>
          <table:table-cell office:value-type="float" office:value="0.078781" calcext:value-type="float">
            <text:p>0.078781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763" calcext:value-type="float">
            <text:p>0.062763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53" table:formula="of:=AVERAGE([.C15];[.C17];[.C19])" office:value-type="float" office:value="0.0427053333333333" calcext:value-type="float">
            <text:p>0.0427053</text:p>
          </table:table-cell>
          <table:table-cell table:style-name="ce158" table:formula="of:=AVERAGE([.D15];[.D17];[.D19])" office:value-type="float" office:value="0.0819846666666667" calcext:value-type="float">
            <text:p>0.081985</text:p>
          </table:table-cell>
          <table:table-cell table:style-name="ce158" table:formula="of:=AVERAGE([.E15];[.E17];[.E19])" office:value-type="float" office:value="0.00301333333333333" calcext:value-type="float">
            <text:p>0.003013</text:p>
          </table:table-cell>
          <table:table-cell table:style-name="ce10" table:formula="of:=AVERAGE([.F15];[.F17];[.F19])" office:value-type="float" office:value="0.041929" calcext:value-type="float">
            <text:p>0.041929</text:p>
          </table:table-cell>
          <table:table-cell table:style-name="ce10" table:formula="of:=AVERAGE([.G15];[.G17];[.G19])" office:value-type="float" office:value="0.080658" calcext:value-type="float">
            <text:p>0.080658</text:p>
          </table:table-cell>
          <table:table-cell table:style-name="ce10" table:formula="of:=AVERAGE([.H15];[.H17];[.H19])" office:value-type="float" office:value="0.00314766666666667" calcext:value-type="float">
            <text:p>0.003147666666667</text:p>
          </table:table-cell>
          <table:table-cell table:style-name="ce10" table:formula="of:=AVERAGE([.I15];[.I17];[.I19])" office:value-type="float" office:value="0.048151" calcext:value-type="float">
            <text:p>0.048151</text:p>
          </table:table-cell>
          <table:table-cell table:style-name="ce158" table:formula="of:=AVERAGE([.J15];[.J17];[.J19])" office:value-type="float" office:value="0.06027" calcext:value-type="float">
            <text:p>0.060270</text:p>
          </table:table-cell>
          <table:table-cell table:style-name="ce10" table:formula="of:=AVERAGE([.K15];[.K17];[.K19])" office:value-type="float" office:value="0.005252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0" table:formula="of:=AVERAGE([.F16];[.F18];[.F20])" office:value-type="string" office:string-value="" calcext:value-type="error">
            <text:p>#DIV/0!</text:p>
          </table:table-cell>
          <table:table-cell table:style-name="ce10" table:formula="of:=AVERAGE([.G16];[.G18];[.G20])" office:value-type="string" office:string-value="" calcext:value-type="error">
            <text:p>#DIV/0!</text:p>
          </table:table-cell>
          <table:table-cell table:style-name="ce10" table:formula="of:=AVERAGE([.H16];[.H18];[.H20])" office:value-type="string" office:string-value="" calcext:value-type="error">
            <text:p>#DIV/0!</text:p>
          </table:table-cell>
          <table:table-cell table:style-name="ce10" table:formula="of:=AVERAGE([.I16];[.I18];[.I20])" office:value-type="string" office:string-value="" calcext:value-type="error">
            <text:p>#DIV/0!</text:p>
          </table:table-cell>
          <table:table-cell table:style-name="ce10" table:formula="of:=AVERAGE([.J16];[.J18];[.J20])" office:value-type="string" office:string-value="" calcext:value-type="error">
            <text:p>#DIV/0!</text:p>
          </table:table-cell>
          <table:table-cell table:style-name="ce10" table:formula="of:=AVERAGE([.K16];[.K18];[.K20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1:42:40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01T20:58:44.625000000</dc:date>
    <meta:editing-duration>PT20H58M32S</meta:editing-duration>
    <meta:editing-cycles>42</meta:editing-cycles>
    <meta:generator>LibreOffice/6.4.3.2$Windows_X86_64 LibreOffice_project/747b5d0ebf89f41c860ec2a39efd7cb15b54f2d8</meta:generator>
    <meta:document-statistic meta:table-count="6" meta:cell-count="584" meta:object-count="0"/>
  </office:meta>
</office:document-meta>
</file>